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3.522cm"/>
    </style:style>
    <style:style style:name="co5" style:family="table-column">
      <style:table-column-properties fo:break-before="auto" style:column-width="3.41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ce2" style:family="table-cell" style:parent-style-name="Default">
      <style:table-cell-properties fo:border="0.002cm solid #000000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00ccff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4">
          <table:table-cell table:number-columns-repeated="8"/>
        </table:table-row>
        <table:table-row table:style-name="ro1">
          <table:table-cell office:value-type="string">
            <text:p>Output is configured </text:p>
          </table:table-cell>
          <table:table-cell table:number-columns-repeated="7"/>
        </table:table-row>
        <table:table-row table:style-name="ro1">
          <table:table-cell office:value-type="string">
            <text:p>(Gate Number)</text:p>
          </table:table-cell>
          <table:table-cell office:value-type="string">
            <text:p>(Parameter)</text:p>
          </table:table-cell>
          <table:table-cell table:number-columns-repeated="6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Parameters for GATE</text:p>
          </table:table-cell>
          <table:table-cell table:number-columns-repeated="7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>
            <text:p>NRPN (HIGH)</text:p>
          </table:table-cell>
          <table:table-cell office:value-type="string">
            <text:p>Value(HIGH)</text:p>
          </table:table-cell>
          <table:table-cell office:value-type="string">
            <text:p>Value(LOW)</text:p>
          </table:table-cell>
          <table:table-cell table:number-columns-repeated="5"/>
        </table:table-row>
        <table:table-row table:style-name="ro1">
          <table:table-cell office:value-type="string">
            <text:p>Configure the source of a gate</text:p>
          </table:table-cell>
          <table:table-cell table:number-columns-repeated="7"/>
        </table:table-row>
        <table:table-row table:style-name="ro1">
          <table:table-cell office:value-type="string">
            <text:p>GATEn</text:p>
          </table:table-cell>
          <table:table-cell office:value-type="string">
            <text:p>STACKn</text:p>
          </table:table-cell>
          <table:table-cell office:value-type="string">
            <text:p>NOTE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B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D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_O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_ACCEN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S_OFF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IDI</text:p>
          </table:table-cell>
          <table:table-cell office:value-type="string">
            <text:p>MIDI_NOT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CC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TI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RUN_TI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RU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START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STOP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MIDI_CONTINUE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GATEn</text:p>
          </table:table-cell>
          <table:table-cell office:value-type="string">
            <text:p>CHAN</text:p>
          </table:table-cell>
          <table:table-cell office:value-type="string">
            <text:p>(1-16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AN_OMNI</text:p>
          </table:table-cell>
          <table:table-cell office:value-type="string">
            <text:p>(any)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CHAN_GLOBAL</text:p>
          </table:table-cell>
          <table:table-cell office:value-type="string">
            <text:p>(any)</text:p>
          </table:table-cell>
          <table:table-cell table:number-columns-repeated="5"/>
        </table:table-row>
        <table:table-row table:style-name="ro1" table:number-rows-repeated="7">
          <table:table-cell table:number-columns-repeated="8"/>
        </table:table-row>
        <table:table-row table:style-name="ro1">
          <table:table-cell office:value-type="string">
            <text:p>GATEn</text:p>
          </table:table-cell>
          <table:table-cell office:value-type="string">
            <text:p>SOURCE</text:p>
          </table:table-cell>
          <table:table-cell office:value-type="string">
            <text:p>STACKn</text:p>
          </table:table-cell>
          <table:table-cell office:value-type="string">
            <text:p>NOTEA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B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_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_ACC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NOTES_OFF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MIDI</text:p>
          </table:table-cell>
          <table:table-cell office:value-type="string">
            <text:p>MIDI_NOT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CC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TI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RUN_TI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RU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STAR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STOP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MIDI_CONTINUE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IDI_CHANNEL</text:p>
          </table:table-cell>
          <table:table-cell office:value-type="string">
            <text:p>CHAN_NUMBER</text:p>
          </table:table-cell>
          <table:table-cell office:value-type="string">
            <text:p>(1-16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AN_GLOBAL</text:p>
          </table:table-cell>
          <table:table-cell office:value-type="string">
            <text:p>(an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CHAN_OMNI</text:p>
          </table:table-cell>
          <table:table-cell office:value-type="string">
            <text:p>(any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IDI_NOTE</text:p>
          </table:table-cell>
          <table:table-cell office:value-type="string">
            <text:p>NOTE_SINGLE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TE_FROM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NOTE_TO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MIDI_VELOCITY</text:p>
          </table:table-cell>
          <table:table-cell office:value-type="string">
            <text:p>VELOCITY_MIN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CLOCK_DIVIDER</text:p>
          </table:table-cell>
          <table:table-cell office:value-type="string">
            <text:p>(n/a)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string">
            <text:p>GATE_DURATION</text:p>
          </table:table-cell>
          <table:table-cell office:value-type="string">
            <text:p>MS (0)</text:p>
          </table:table-cell>
          <table:table-cell office:value-type="string">
            <text:p>(0-127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INFINITE</text:p>
          </table:table-cell>
          <table:table-cell office:value-type="string">
            <text:p>(any)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INPUTn</text:p>
          </table:table-cell>
          <table:table-cell office:value-type="string">
            <text:p>CHANNE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AN_GLOBAL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HAN_OMNI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_RANGE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>
            <text:p>VEL_FROM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BEND_RANGE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NOTE_PRIORITY</text:p>
          </table:table-cell>
          <table:table-cell table:number-columns-repeated="6"/>
        </table:table-row>
        <table:table-row table:style-name="ro1" table:number-rows-repeated="8">
          <table:table-cell table:number-columns-repeated="8"/>
        </table:table-row>
        <table:table-row table:style-name="ro1">
          <table:table-cell office:value-type="string">
            <text:p>Each CV on a different MIDI channel</text:p>
          </table:table-cell>
          <table:table-cell table:number-columns-repeated="3"/>
          <table:table-cell table:style-name="ce2" office:value-type="string">
            <text:p>Chan1, Note</text:p>
          </table:table-cell>
          <table:table-cell table:style-name="ce2" office:value-type="string">
            <text:p>Chan2, Note</text:p>
          </table:table-cell>
          <table:table-cell table:style-name="ce2" office:value-type="string">
            <text:p>Chan3, Note</text:p>
          </table:table-cell>
          <table:table-cell table:style-name="ce2" office:value-type="string">
            <text:p>Chan4, Note</text:p>
          </table:table-cell>
        </table:table-row>
        <table:table-row table:style-name="ro1" table:number-rows-repeated="16">
          <table:table-cell table:number-columns-repeated="4"/>
          <table:table-cell table:style-name="ce2" table:number-columns-repeated="4"/>
        </table:table-row>
        <table:table-row table:style-name="ro1" table:number-rows-repeated="5">
          <table:table-cell table:number-columns-repeated="8"/>
        </table:table-row>
        <table:table-row table:style-name="ro2">
          <table:table-cell table:number-columns-repeated="4"/>
          <table:table-cell office:value-type="string">
            <text:p>Chan, Note</text:p>
          </table:table-cell>
          <table:table-cell office:value-type="string">
            <text:p>Chan, Note</text:p>
          </table:table-cell>
          <table:table-cell table:number-columns-repeated="2"/>
        </table:table-row>
        <table:table-row table:style-name="ro1">
          <table:table-cell table:number-columns-repeated="4"/>
          <table:table-cell office:value-type="string">
            <text:p>Note</text:p>
          </table:table-cell>
          <table:table-cell office:value-type="string">
            <text:p>Velocity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string">
            <text:p>Note</text:p>
          </table:table-cell>
          <table:table-cell table:number-columns-repeated="2"/>
        </table:table-row>
        <table:table-row table:style-name="ro1" table:number-rows-repeated="7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4:0</text:p>
          </table:table-cell>
          <table:table-cell/>
          <table:table-cell table:style-name="ce3" office:value-type="string">
            <text:p>N1</text:p>
          </table:table-cell>
          <table:table-cell table:style-name="ce3" office:value-type="string">
            <text:p>N2</text:p>
          </table:table-cell>
          <table:table-cell table:style-name="ce3" office:value-type="string">
            <text:p>N3</text:p>
          </table:table-cell>
          <table:table-cell table:style-name="ce3" office:value-type="string">
            <text:p>N4</text:p>
          </table:table-cell>
        </table:table-row>
        <table:table-row table:style-name="ro1">
          <table:table-cell table:number-columns-repeated="2"/>
          <table:table-cell office:value-type="string">
            <text:p>3:1</text:p>
          </table:table-cell>
          <table:table-cell/>
          <table:table-cell table:style-name="ce3" office:value-type="string">
            <text:p>N1</text:p>
          </table:table-cell>
          <table:table-cell table:style-name="ce3" office:value-type="string">
            <text:p>N2</text:p>
          </table:table-cell>
          <table:table-cell table:style-name="ce3" office:value-type="string">
            <text:p>N3</text:p>
          </table:table-cell>
          <table:table-cell table:style-name="ce4" office:value-type="string">
            <text:p>N4</text:p>
          </table:table-cell>
        </table:table-row>
        <table:table-row table:style-name="ro1">
          <table:table-cell table:number-columns-repeated="2"/>
          <table:table-cell table:style-name="ce1" office:value-type="string">
            <text:p>2:2</text:p>
          </table:table-cell>
          <table:table-cell/>
          <table:table-cell table:style-name="ce3" office:value-type="string">
            <text:p>N1</text:p>
          </table:table-cell>
          <table:table-cell table:style-name="ce3" office:value-type="string">
            <text:p>N2</text:p>
          </table:table-cell>
          <table:table-cell table:style-name="ce4" office:value-type="string">
            <text:p>N3</text:p>
          </table:table-cell>
          <table:table-cell table:style-name="ce4" office:value-type="string">
            <text:p>N4</text:p>
          </table:table-cell>
        </table:table-row>
        <table:table-row table:style-name="ro1">
          <table:table-cell table:number-columns-repeated="2"/>
          <table:table-cell office:value-type="string">
            <text:p>1:3</text:p>
          </table:table-cell>
          <table:table-cell/>
          <table:table-cell table:style-name="ce3" office:value-type="string">
            <text:p>N1</text:p>
          </table:table-cell>
          <table:table-cell table:style-name="ce4" office:value-type="string">
            <text:p>N2</text:p>
          </table:table-cell>
          <table:table-cell table:style-name="ce4" office:value-type="string">
            <text:p>N3</text:p>
          </table:table-cell>
          <table:table-cell table:style-name="ce4" office:value-type="string">
            <text:p>N4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3" office:value-type="string">
            <text:p>N1</text:p>
          </table:table-cell>
          <table:table-cell table:style-name="ce3" office:value-type="string">
            <text:p>V1</text:p>
          </table:table-cell>
          <table:table-cell table:style-name="ce4" office:value-type="string">
            <text:p>N2</text:p>
          </table:table-cell>
          <table:table-cell table:style-name="ce4" office:value-type="string">
            <text:p>V2</text:p>
          </table:table-cell>
        </table:table-row>
        <table:table-row table:style-name="ro1">
          <table:table-cell table:number-columns-repeated="4"/>
          <table:table-cell table:style-name="ce3" office:value-type="string">
            <text:p>N1</text:p>
          </table:table-cell>
          <table:table-cell table:style-name="ce3" office:value-type="string">
            <text:p>V1</text:p>
          </table:table-cell>
          <table:table-cell table:style-name="ce4" office:value-type="string">
            <text:p>N2</text:p>
          </table:table-cell>
          <table:table-cell table:style-name="ce4" office:value-type="string">
            <text:p>N3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Note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>
            <text:p>Note, Velocity</text:p>
          </table:table-cell>
          <table:table-cell table:number-columns-repeated="5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5">05/04/2016</text:date>, <text:time>22:08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hotchkiss</meta:initial-creator>
    <meta:creation-date>2016-04-01T14:18:55.95</meta:creation-date>
    <dc:date>2016-04-05T22:08:27.20</dc:date>
    <dc:creator>jason hotchkiss</dc:creator>
    <meta:editing-duration>PT15H17M24S</meta:editing-duration>
    <meta:editing-cycles>3</meta:editing-cycles>
    <meta:generator>OpenOffice/4.1.1$Win32 OpenOffice.org_project/411m6$Build-9775</meta:generator>
    <meta:document-statistic meta:table-count="3" meta:cell-count="127" meta:object-count="0"/>
  </office:meta>
</office:document-meta>
</file>